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9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QUISPE ROMERO, YHEIMI ANAI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QUISPE ROMERO, YHEIMI ANAI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Q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0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ARONES RIVERA, FEDERIC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64159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0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0T00:15:46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